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BD0000001EB9EF4E9AF.png" manifest:media-type="image/png"/>
  <manifest:file-entry manifest:full-path="Pictures/1000000100000400000001A80FE9476C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Noto Sans SC1" svg:font-family="'Noto Sans SC'"/>
    <style:font-face style:name="Noto Serif SC" svg:font-family="'Noto Serif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Junfan_5f_Jin-title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506cm" fo:padding-top="0cm" fo:padding-bottom="0cm" fo:padding-left="0cm" fo:padding-right="0cm" fo:wrap-option="wrap" loext:decorative="false"/>
      <style:paragraph-properties style:writing-mode="lr-tb"/>
    </style:style>
    <style:style style:name="pr2" style:family="presentation" style:parent-style-name="Junfan_5f_Jin-outline1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928cm" fo:padding-top="0cm" fo:padding-bottom="0cm" fo:padding-left="0cm" fo:padding-right="0cm" fo:wrap-option="wrap" loext:decorative="false"/>
      <style:paragraph-properties style:writing-mode="lr-tb"/>
    </style:style>
    <style:style style:name="pr3" style:family="presentation" style:parent-style-name="Junfan_5f_Jin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-0.9cm" text:min-label-width="0.9cm"/>
        <style:text-properties fo:font-family="Open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Junfan_5f_Jin" presentation:presentation-page-layout-name="AL1T1">
        <draw:frame draw:name="PlaceHolder 1" presentation:style-name="pr1" draw:text-style-name="P1" draw:layer="layout" svg:width="20.751cm" svg:height="2.625cm" svg:x="1.061cm" svg:y="1.503cm" presentation:class="title" presentation:placeholder="true" presentation:user-transformed="true">
          <draw:text-box/>
        </draw:frame>
        <draw:frame draw:name="PlaceHolder 2" presentation:style-name="pr2" draw:text-style-name="P1" draw:layer="layout" svg:width="26.051cm" svg:height="14.41cm" svg:x="0.932cm" svg:y="4.81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Noto Sans SC1" svg:font-family="'Noto Sans SC'"/>
    <style:font-face style:name="Noto Serif SC" svg:font-family="'Noto Serif SC'" style:font-family-generic="system" style:font-pitch="variable"/>
    <style:font-face style:name="Tahoma" svg:font-family="Tahoma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形状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红色填充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绿色填充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蓝色填充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黄色填充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SC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Junfan_5f_Jin-background" style:display-name="Junfan_Jin-background" style:family="presentation">
      <style:graphic-properties draw:stroke="none" draw:fill="none"/>
      <style:text-properties style:letter-kerning="true"/>
    </style:style>
    <style:style style:name="Junfan_5f_Jin-backgroundobjects" style:display-name="Junfan_Ji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unfan_5f_Jin-notes" style:display-name="Junfan_J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nfan_5f_Jin-outline1" style:display-name="Junfan_Jin-outline1" style:family="presentation">
      <style:graphic-properties draw:stroke="none" draw:fill="none" draw:auto-grow-height="false" draw:fit-to-size="false" style:shrink-to-fit="true">
        <text:list-style style:name="Junfan_5f_Jin-outline1" style:display-name="Junfan_Ji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nfan_5f_Jin-outline2" style:display-name="Junfan_Jin-outline2" style:family="presentation" style:parent-style-name="Junfan_5f_Jin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Junfan_5f_Jin-outline3" style:display-name="Junfan_Jin-outline3" style:family="presentation" style:parent-style-name="Junfan_5f_Jin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Junfan_5f_Jin-outline4" style:display-name="Junfan_Jin-outline4" style:family="presentation" style:parent-style-name="Junfan_5f_Jin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Junfan_5f_Jin-outline5" style:display-name="Junfan_Jin-outline5" style:family="presentation" style:parent-style-name="Junfan_5f_Jin-outline4">
      <style:paragraph-properties fo:margin-top="0.1cm" fo:margin-bottom="0cm"/>
      <style:text-properties fo:font-size="20pt" style:font-size-asian="20pt" style:font-size-complex="20pt"/>
    </style:style>
    <style:style style:name="Junfan_5f_Jin-outline6" style:display-name="Junfan_Jin-outline6" style:family="presentation" style:parent-style-name="Junfan_5f_Jin-outline5">
      <style:paragraph-properties fo:margin-top="0.1cm" fo:margin-bottom="0cm"/>
      <style:text-properties fo:font-size="20pt" style:font-size-asian="20pt" style:font-size-complex="20pt"/>
    </style:style>
    <style:style style:name="Junfan_5f_Jin-outline7" style:display-name="Junfan_Jin-outline7" style:family="presentation" style:parent-style-name="Junfan_5f_Jin-outline6">
      <style:paragraph-properties fo:margin-top="0.1cm" fo:margin-bottom="0cm"/>
      <style:text-properties fo:font-size="20pt" style:font-size-asian="20pt" style:font-size-complex="20pt"/>
    </style:style>
    <style:style style:name="Junfan_5f_Jin-outline8" style:display-name="Junfan_Jin-outline8" style:family="presentation" style:parent-style-name="Junfan_5f_Jin-outline7">
      <style:paragraph-properties fo:margin-top="0.1cm" fo:margin-bottom="0cm"/>
      <style:text-properties fo:font-size="20pt" style:font-size-asian="20pt" style:font-size-complex="20pt"/>
    </style:style>
    <style:style style:name="Junfan_5f_Jin-outline9" style:display-name="Junfan_Jin-outline9" style:family="presentation" style:parent-style-name="Junfan_5f_Jin-outline8">
      <style:paragraph-properties fo:margin-top="0.1cm" fo:margin-bottom="0cm"/>
      <style:text-properties fo:font-size="20pt" style:font-size-asian="20pt" style:font-size-complex="20pt"/>
    </style:style>
    <style:style style:name="Junfan_5f_Jin-subtitle" style:display-name="Junfan_Jin-subtitle" style:family="presentation">
      <style:graphic-properties draw:stroke="none" draw:fill="none" draw:textarea-vertical-align="middle">
        <text:list-style style:name="Junfan_5f_Jin-subtitle" style:display-name="Junfan_Ji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nfan_5f_Jin-title" style:display-name="Junfan_Jin-title" style:family="presentation">
      <style:graphic-properties draw:stroke="none" draw:fill="none" draw:textarea-vertical-align="middle">
        <text:list-style style:name="Junfan_5f_Jin-title" style:display-name="Junfan_Ji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an_5f_Zeng-background" style:display-name="Can_Zeng-background" style:family="presentation">
      <style:graphic-properties draw:stroke="none" draw:fill="none"/>
      <style:text-properties style:letter-kerning="true"/>
    </style:style>
    <style:style style:name="Can_5f_Zeng-backgroundobjects" style:display-name="Can_Ze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n_5f_Zeng-notes" style:display-name="Can_Ze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n_5f_Zeng-outline1" style:display-name="Can_Zeng-outline1" style:family="presentation">
      <style:graphic-properties draw:stroke="none" draw:fill="none" draw:auto-grow-height="false" draw:fit-to-size="false" style:shrink-to-fit="true">
        <text:list-style style:name="Can_5f_Zeng-outline1" style:display-name="Can_Zeng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_5f_Zeng-outline2" style:display-name="Can_Zeng-outline2" style:family="presentation" style:parent-style-name="Can_5f_Zeng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Can_5f_Zeng-outline3" style:display-name="Can_Zeng-outline3" style:family="presentation" style:parent-style-name="Can_5f_Zeng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Can_5f_Zeng-outline4" style:display-name="Can_Zeng-outline4" style:family="presentation" style:parent-style-name="Can_5f_Zeng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Can_5f_Zeng-outline5" style:display-name="Can_Zeng-outline5" style:family="presentation" style:parent-style-name="Can_5f_Zeng-outline4">
      <style:paragraph-properties fo:margin-top="0.1cm" fo:margin-bottom="0cm"/>
      <style:text-properties fo:font-size="20pt" style:font-size-asian="20pt" style:font-size-complex="20pt"/>
    </style:style>
    <style:style style:name="Can_5f_Zeng-outline6" style:display-name="Can_Zeng-outline6" style:family="presentation" style:parent-style-name="Can_5f_Zeng-outline5">
      <style:paragraph-properties fo:margin-top="0.1cm" fo:margin-bottom="0cm"/>
      <style:text-properties fo:font-size="20pt" style:font-size-asian="20pt" style:font-size-complex="20pt"/>
    </style:style>
    <style:style style:name="Can_5f_Zeng-outline7" style:display-name="Can_Zeng-outline7" style:family="presentation" style:parent-style-name="Can_5f_Zeng-outline6">
      <style:paragraph-properties fo:margin-top="0.1cm" fo:margin-bottom="0cm"/>
      <style:text-properties fo:font-size="20pt" style:font-size-asian="20pt" style:font-size-complex="20pt"/>
    </style:style>
    <style:style style:name="Can_5f_Zeng-outline8" style:display-name="Can_Zeng-outline8" style:family="presentation" style:parent-style-name="Can_5f_Zeng-outline7">
      <style:paragraph-properties fo:margin-top="0.1cm" fo:margin-bottom="0cm"/>
      <style:text-properties fo:font-size="20pt" style:font-size-asian="20pt" style:font-size-complex="20pt"/>
    </style:style>
    <style:style style:name="Can_5f_Zeng-outline9" style:display-name="Can_Zeng-outline9" style:family="presentation" style:parent-style-name="Can_5f_Zeng-outline8">
      <style:paragraph-properties fo:margin-top="0.1cm" fo:margin-bottom="0cm"/>
      <style:text-properties fo:font-size="20pt" style:font-size-asian="20pt" style:font-size-complex="20pt"/>
    </style:style>
    <style:style style:name="Can_5f_Zeng-subtitle" style:display-name="Can_Zeng-subtitle" style:family="presentation">
      <style:graphic-properties draw:stroke="none" draw:fill="none" draw:textarea-vertical-align="middle">
        <text:list-style style:name="Can_5f_Zeng-subtitle" style:display-name="Can_Zeng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_5f_Zeng-title" style:display-name="Can_Zeng-title" style:family="presentation">
      <style:graphic-properties draw:stroke="none" draw:fill="none" draw:textarea-vertical-align="middle">
        <text:list-style style:name="Can_5f_Zeng-title" style:display-name="Can_Zeng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Yunan_5f_Jiang-background" style:display-name="Yunan_Jiang-background" style:family="presentation">
      <style:graphic-properties draw:stroke="none" draw:fill="none"/>
      <style:text-properties style:letter-kerning="true"/>
    </style:style>
    <style:style style:name="Yunan_5f_Jiang-backgroundobjects" style:display-name="Yunan_Jia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Yunan_5f_Jiang-notes" style:display-name="Yunan_Jia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Yunan_5f_Jiang-outline1" style:display-name="Yunan_Jiang-outline1" style:family="presentation">
      <style:graphic-properties draw:stroke="none" draw:fill="none" draw:auto-grow-height="false" draw:fit-to-size="false" style:shrink-to-fit="true">
        <text:list-style style:name="Yunan_5f_Jiang-outline1" style:display-name="Yunan_Jiang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Yunan_5f_Jiang-outline2" style:display-name="Yunan_Jiang-outline2" style:family="presentation" style:parent-style-name="Yunan_5f_Jiang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Yunan_5f_Jiang-outline3" style:display-name="Yunan_Jiang-outline3" style:family="presentation" style:parent-style-name="Yunan_5f_Jiang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Yunan_5f_Jiang-outline4" style:display-name="Yunan_Jiang-outline4" style:family="presentation" style:parent-style-name="Yunan_5f_Jiang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Yunan_5f_Jiang-outline5" style:display-name="Yunan_Jiang-outline5" style:family="presentation" style:parent-style-name="Yunan_5f_Jiang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Yunan_5f_Jiang-outline6" style:display-name="Yunan_Jiang-outline6" style:family="presentation" style:parent-style-name="Yunan_5f_Jiang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Yunan_5f_Jiang-outline7" style:display-name="Yunan_Jiang-outline7" style:family="presentation" style:parent-style-name="Yunan_5f_Jiang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Yunan_5f_Jiang-outline8" style:display-name="Yunan_Jiang-outline8" style:family="presentation" style:parent-style-name="Yunan_5f_Jiang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Yunan_5f_Jiang-outline9" style:display-name="Yunan_Jiang-outline9" style:family="presentation" style:parent-style-name="Yunan_5f_Jiang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Yunan_5f_Jiang-subtitle" style:display-name="Yunan_Jiang-subtitle" style:family="presentation">
      <style:graphic-properties draw:stroke="none" draw:fill="none" draw:textarea-vertical-align="middle">
        <text:list-style style:name="Yunan_5f_Jiang-subtitle" style:display-name="Yunan_Jiang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Yunan_5f_Jiang-title" style:display-name="Yunan_Jiang-title" style:family="presentation">
      <style:graphic-properties draw:stroke="none" draw:fill="none" draw:textarea-vertical-align="middle">
        <text:list-style style:name="Yunan_5f_Jiang-title" style:display-name="Yunan_Jiang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uang_5f_Chen-background" style:display-name="Huang_Chen-background" style:family="presentation">
      <style:graphic-properties draw:stroke="none" draw:fill="none"/>
      <style:text-properties style:letter-kerning="true"/>
    </style:style>
    <style:style style:name="Huang_5f_Chen-backgroundobjects" style:display-name="Huang_Ch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uang_5f_Chen-notes" style:display-name="Huang_Ch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uang_5f_Chen-outline1" style:display-name="Huang_Chen-outline1" style:family="presentation">
      <style:graphic-properties draw:stroke="none" draw:fill="none" draw:auto-grow-height="false" draw:fit-to-size="false" style:shrink-to-fit="true">
        <text:list-style style:name="Huang_5f_Chen-outline1" style:display-name="Huang_Che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uang_5f_Chen-outline2" style:display-name="Huang_Chen-outline2" style:family="presentation" style:parent-style-name="Huang_5f_Chen-outline1">
      <style:paragraph-properties fo:margin-top="0.4cm" fo:margin-bottom="0cm"/>
      <style:text-properties fo:font-size="28pt" style:font-size-asian="28pt" style:font-size-complex="28pt"/>
    </style:style>
    <style:style style:name="Huang_5f_Chen-outline3" style:display-name="Huang_Chen-outline3" style:family="presentation" style:parent-style-name="Huang_5f_Chen-outline2">
      <style:paragraph-properties fo:margin-top="0.3cm" fo:margin-bottom="0cm"/>
      <style:text-properties fo:font-size="24pt" style:font-size-asian="24pt" style:font-size-complex="24pt"/>
    </style:style>
    <style:style style:name="Huang_5f_Chen-outline4" style:display-name="Huang_Chen-outline4" style:family="presentation" style:parent-style-name="Huang_5f_Chen-outline3">
      <style:paragraph-properties fo:margin-top="0.2cm" fo:margin-bottom="0cm"/>
      <style:text-properties fo:font-size="20pt" style:font-size-asian="20pt" style:font-size-complex="20pt"/>
    </style:style>
    <style:style style:name="Huang_5f_Chen-outline5" style:display-name="Huang_Chen-outline5" style:family="presentation" style:parent-style-name="Huang_5f_Chen-outline4">
      <style:paragraph-properties fo:margin-top="0.1cm" fo:margin-bottom="0cm"/>
      <style:text-properties fo:font-size="20pt" style:font-size-asian="20pt" style:font-size-complex="20pt"/>
    </style:style>
    <style:style style:name="Huang_5f_Chen-outline6" style:display-name="Huang_Chen-outline6" style:family="presentation" style:parent-style-name="Huang_5f_Chen-outline5">
      <style:paragraph-properties fo:margin-top="0.1cm" fo:margin-bottom="0cm"/>
      <style:text-properties fo:font-size="20pt" style:font-size-asian="20pt" style:font-size-complex="20pt"/>
    </style:style>
    <style:style style:name="Huang_5f_Chen-outline7" style:display-name="Huang_Chen-outline7" style:family="presentation" style:parent-style-name="Huang_5f_Chen-outline6">
      <style:paragraph-properties fo:margin-top="0.1cm" fo:margin-bottom="0cm"/>
      <style:text-properties fo:font-size="20pt" style:font-size-asian="20pt" style:font-size-complex="20pt"/>
    </style:style>
    <style:style style:name="Huang_5f_Chen-outline8" style:display-name="Huang_Chen-outline8" style:family="presentation" style:parent-style-name="Huang_5f_Chen-outline7">
      <style:paragraph-properties fo:margin-top="0.1cm" fo:margin-bottom="0cm"/>
      <style:text-properties fo:font-size="20pt" style:font-size-asian="20pt" style:font-size-complex="20pt"/>
    </style:style>
    <style:style style:name="Huang_5f_Chen-outline9" style:display-name="Huang_Chen-outline9" style:family="presentation" style:parent-style-name="Huang_5f_Chen-outline8">
      <style:paragraph-properties fo:margin-top="0.1cm" fo:margin-bottom="0cm"/>
      <style:text-properties fo:font-size="20pt" style:font-size-asian="20pt" style:font-size-complex="20pt"/>
    </style:style>
    <style:style style:name="Huang_5f_Chen-subtitle" style:display-name="Huang_Chen-subtitle" style:family="presentation">
      <style:graphic-properties draw:stroke="none" draw:fill="none" draw:textarea-vertical-align="middle">
        <text:list-style style:name="Huang_5f_Chen-subtitle" style:display-name="Huang_Che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uang_5f_Chen-title" style:display-name="Huang_Chen-title" style:family="presentation">
      <style:graphic-properties draw:stroke="none" draw:fill="none" draw:textarea-vertical-align="middle">
        <text:list-style style:name="Huang_5f_Chen-title" style:display-name="Huang_Che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l-background" style:family="presentation">
      <style:graphic-properties draw:stroke="none" draw:fill="none"/>
      <style:text-properties style:letter-kerning="true"/>
    </style:style>
    <style:style style:name="al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l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l-outline1" style:family="presentation">
      <style:graphic-properties draw:stroke="none" draw:fill="none" draw:auto-grow-height="false" draw:fit-to-size="false" style:shrink-to-fit="true">
        <text:list-style style:name="al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l-outline2" style:family="presentation" style:parent-style-name="all-outline1">
      <style:paragraph-properties fo:margin-top="0.4cm" fo:margin-bottom="0cm"/>
      <style:text-properties fo:font-size="28pt" style:font-size-asian="28pt" style:font-size-complex="28pt"/>
    </style:style>
    <style:style style:name="all-outline3" style:family="presentation" style:parent-style-name="all-outline2">
      <style:paragraph-properties fo:margin-top="0.3cm" fo:margin-bottom="0cm"/>
      <style:text-properties fo:font-size="24pt" style:font-size-asian="24pt" style:font-size-complex="24pt"/>
    </style:style>
    <style:style style:name="all-outline4" style:family="presentation" style:parent-style-name="all-outline3">
      <style:paragraph-properties fo:margin-top="0.2cm" fo:margin-bottom="0cm"/>
      <style:text-properties fo:font-size="20pt" style:font-size-asian="20pt" style:font-size-complex="20pt"/>
    </style:style>
    <style:style style:name="all-outline5" style:family="presentation" style:parent-style-name="all-outline4">
      <style:paragraph-properties fo:margin-top="0.1cm" fo:margin-bottom="0cm"/>
      <style:text-properties fo:font-size="20pt" style:font-size-asian="20pt" style:font-size-complex="20pt"/>
    </style:style>
    <style:style style:name="all-outline6" style:family="presentation" style:parent-style-name="all-outline5">
      <style:paragraph-properties fo:margin-top="0.1cm" fo:margin-bottom="0cm"/>
      <style:text-properties fo:font-size="20pt" style:font-size-asian="20pt" style:font-size-complex="20pt"/>
    </style:style>
    <style:style style:name="all-outline7" style:family="presentation" style:parent-style-name="all-outline6">
      <style:paragraph-properties fo:margin-top="0.1cm" fo:margin-bottom="0cm"/>
      <style:text-properties fo:font-size="20pt" style:font-size-asian="20pt" style:font-size-complex="20pt"/>
    </style:style>
    <style:style style:name="all-outline8" style:family="presentation" style:parent-style-name="all-outline7">
      <style:paragraph-properties fo:margin-top="0.1cm" fo:margin-bottom="0cm"/>
      <style:text-properties fo:font-size="20pt" style:font-size-asian="20pt" style:font-size-complex="20pt"/>
    </style:style>
    <style:style style:name="all-outline9" style:family="presentation" style:parent-style-name="all-outline8">
      <style:paragraph-properties fo:margin-top="0.1cm" fo:margin-bottom="0cm"/>
      <style:text-properties fo:font-size="20pt" style:font-size-asian="20pt" style:font-size-complex="20pt"/>
    </style:style>
    <style:style style:name="all-subtitle" style:family="presentation">
      <style:graphic-properties draw:stroke="none" draw:fill="none" draw:textarea-vertical-align="middle">
        <text:list-style style:name="al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l-title" style:family="presentation">
      <style:graphic-properties draw:stroke="none" draw:fill="none" draw:textarea-vertical-align="middle">
        <text:list-style style:name="al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cm" svg:stroke-color="#075578" draw:fill="solid" draw:fill-color="#075578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5" style:family="graphic" style:parent-style-name="standard">
      <style:graphic-properties draw:stroke="solid" svg:stroke-width="0.025cm" svg:stroke-color="#000000" draw:stroke-linejoin="round" draw:fill="none" loext:fill-use-slide-background="false" draw:textarea-horizontal-align="justify" draw:textarea-vertical-align="middle" draw:auto-grow-height="false" draw:fit-to-size="false" style:shrink-to-fit="false" fo:padding-top="-0.138cm" fo:padding-bottom="-0.138cm" fo:padding-left="0.263cm" fo:padding-right="0.263cm" fo:wrap-option="wrap" loext:decorative="false"/>
    </style:style>
    <style:style style:name="Mgr6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0" style:family="graphic" style:parent-style-name="standard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 loext:decorative="false"/>
    </style:style>
    <style:style style:name="Mgr1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5" style:family="graphic" style:parent-style-name="standard">
      <style:graphic-properties draw:stroke="solid" svg:stroke-width="0cm" svg:stroke-color="#075578" draw:fill="solid" draw:fill-color="#075578" draw:textarea-horizontal-align="justify" draw:textarea-vertical-align="middle" draw:auto-grow-height="false" draw:fit-to-size="false" style:shrink-to-fit="false" fo:min-height="0.179cm" fo:min-width="26.004cm" fo:padding-top="0.125cm" fo:padding-bottom="0.125cm" fo:padding-left="0.25cm" fo:padding-right="0.25cm" fo:wrap-option="wrap" loext:decorative="false"/>
    </style:style>
    <style:style style:name="Mgr1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467cm" fo:min-width="1.43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49cm" fo:min-width="2.51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962cm" fo:min-width="9.57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914cm" fo:min-width="4.98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2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467cm" fo:min-width="1.43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2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49cm" fo:min-width="2.51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2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962cm" fo:min-width="9.57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2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914cm" fo:min-width="4.98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2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467cm" fo:min-width="1.43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2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49cm" fo:min-width="2.51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2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962cm" fo:min-width="9.57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2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914cm" fo:min-width="4.98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pr1" style:family="presentation" style:parent-style-name="Junfan_5f_Ji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Junfan_5f_Ji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Can_5f_Zeng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Can_5f_Zeng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Yunan_5f_Jiang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Yunan_5f_Jiang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Huang_5f_Che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Huang_5f_Che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al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al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75578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6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MP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/>
    </style:style>
    <style:style style:name="MP8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left="0cm" fo:margin-right="0cm" fo:margin-top="0.02cm" fo:margin-bottom="0cm" fo:line-height="100%" fo:text-align="start" fo:text-indent="0cm"/>
      <style:text-properties fo:font-size="18pt"/>
    </style:style>
    <style:style style:name="MP11" style:family="paragraph">
      <loext:graphic-properties draw:fill="none"/>
      <style:paragraph-properties fo:margin-left="0cm" fo:margin-right="0cm" fo:margin-top="0.02cm" fo:margin-bottom="0cm" fo:line-height="100%" fo:text-align="start" fo:text-indent="0cm" style:writing-mode="lr-tb" style:font-independent-line-spacing="true"/>
      <style:text-properties fo:font-size="18pt"/>
    </style:style>
    <style:style style:name="MP12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normal" fo:background-color="transparent" style:font-name-asian="Noto Sans SC1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Junfan_5f_Jin" style:display-name="Junfan_Ji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6.503cm" svg:height="0.428cm" svg:x="0.68cm" svg:y="0.573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style-name="Mgr4" draw:text-style-name="MP7" draw:layer="backgroundobjects" svg:width="1.412cm" svg:height="0.716cm" svg:x="16.225cm" svg:y="19.666cm">
        <text:p text:style-name="MP6"><text:span text:style-name="MT2"><text:page-number>&lt;编号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style-name="Mgr5" draw:text-style-name="MP8" draw:layer="backgroundobjects" svg:x1="0.681cm" svg:y1="1.133cm" svg:x2="27.179cm" svg:y2="1.134cm">
        <text:p/>
      </draw:line>
      <draw:line draw:style-name="Mgr5" draw:text-style-name="MP8" draw:layer="backgroundobjects" svg:x1="0.681cm" svg:y1="4.433cm" svg:x2="27.179cm" svg:y2="4.434cm">
        <text:p/>
      </draw:line>
      <draw:line draw:style-name="Mgr5" draw:text-style-name="MP8" draw:layer="backgroundobjects" svg:x1="0.681cm" svg:y1="19.533cm" svg:x2="27.179cm" svg:y2="19.534cm">
        <text:p/>
      </draw:line>
      <draw:frame draw:style-name="Mgr6" draw:text-style-name="MP9" draw:layer="backgroundobjects" svg:width="6.555cm" svg:height="1.056cm" svg:x="20.485cm" svg:y="19.771cm">
        <draw:image xlink:href="Pictures/1000000100000BD0000001EB9EF4E9AF.png" xlink:type="simple" xlink:show="embed" xlink:actuate="onLoad" draw:mime-type="image/png">
          <text:p/>
        </draw:image>
      </draw:frame>
      <draw:frame draw:style-name="Mgr6" draw:text-style-name="MP9" draw:layer="backgroundobjects" svg:width="6.169cm" svg:height="2.548cm" svg:x="21.816cm" svg:y="1.503cm">
        <draw:image xlink:href="Pictures/1000000100000400000001A80FE9476C.png" xlink:type="simple" xlink:show="embed" xlink:actuate="onLoad" draw:mime-type="image/png">
          <text:p/>
        </draw:image>
      </draw:frame>
      <draw:custom-shape draw:style-name="Mgr7" draw:text-style-name="MP11" draw:layer="backgroundobjects" svg:width="3.01cm" svg:height="0.739cm" svg:x="0.746cm" svg:y="19.666cm">
        <text:p text:style-name="MP10"><text:span text:style-name="MT2">05.12.2025 | </text:span><text:span text:style-name="MT2"><text:tab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style-name="Mgr8" draw:text-style-name="MP11" draw:layer="backgroundobjects" svg:width="10.071cm" svg:height="1.211cm" svg:x="3.24cm" svg:y="19.666cm">
        <text:p text:style-name="MP10"><text:span text:style-name="MT2">Ladesäulen-Aufrüstung auf OCPP-Kommunikation </text:span></text:p>
        <text:p text:style-name="MP10"><text:span text:style-name="MT2">für Intelligentes Lad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style-name="Mgr9" draw:text-style-name="MP7" draw:layer="backgroundobjects" svg:width="3.104cm" svg:height="0.722cm" svg:x="12.827cm" svg:y="19.66cm">
        <text:p text:style-name="MP6"><text:span text:style-name="MT2">| Junfan Ji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style-name="Mgr10" draw:text-style-name="MP12" draw:layer="backgroundobjects" svg:width="26.052cm" svg:height="14.411cm" svg:x="-1.465cm" svg:y="4.6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Junfan_5f_Jin-title" draw:layer="backgroundobjects" svg:width="20.319cm" svg:height="2.539cm" svg:x="1.27cm" svg:y="1.524cm" presentation:class="title" presentation:placeholder="true" presentation:user-transformed="true">
        <draw:text-box/>
      </draw:frame>
      <draw:frame draw:name="PlaceHolder 2" presentation:style-name="Junfan_5f_Jin-outline1" draw:layer="backgroundobjects" svg:width="25.399cm" svg:height="12.699cm" svg:x="1.27cm" svg:y="5.08cm" presentation:class="outline" presentation:placeholder="true" presentation:user-transformed="true">
        <draw:text-box/>
      </draw:frame>
      <presentation:notes style:page-layout-name="PM0">
        <draw:page-thumbnail presentation:style-name="Junfan_5f_Jin-title" draw:layer="backgroundobjects" svg:width="19.798cm" svg:height="11.136cm" svg:x="0.6cm" svg:y="2.257cm" presentation:class="page"/>
        <draw:frame presentation:style-name="Junfan_5f_Jin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Can_5f_Zeng" style:display-name="Can_Zeng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6.503cm" svg:height="0.428cm" svg:x="0.662cm" svg:y="0.573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style-name="Mgr11" draw:text-style-name="MP7" draw:layer="backgroundobjects" svg:width="1.931cm" svg:height="0.716cm" svg:x="16.231cm" svg:y="19.66cm">
        <text:p text:style-name="MP6"><text:span text:style-name="MT2"><text:page-number>&lt;编号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style-name="Mgr5" draw:text-style-name="MP8" draw:layer="backgroundobjects" svg:x1="0.663cm" svg:y1="1.133cm" svg:x2="27.161cm" svg:y2="1.134cm">
        <text:p/>
      </draw:line>
      <draw:line draw:style-name="Mgr5" draw:text-style-name="MP8" draw:layer="backgroundobjects" svg:x1="0.663cm" svg:y1="4.433cm" svg:x2="27.161cm" svg:y2="4.434cm">
        <text:p/>
      </draw:line>
      <draw:frame draw:style-name="Mgr6" draw:text-style-name="MP9" draw:layer="backgroundobjects" svg:width="6.555cm" svg:height="1.056cm" svg:x="20.467cm" svg:y="19.771cm">
        <draw:image xlink:href="Pictures/1000000100000BD0000001EB9EF4E9AF.png" xlink:type="simple" xlink:show="embed" xlink:actuate="onLoad" draw:mime-type="image/png">
          <text:p/>
        </draw:image>
      </draw:frame>
      <draw:frame draw:style-name="Mgr6" draw:text-style-name="MP9" draw:layer="backgroundobjects" svg:width="6.169cm" svg:height="2.548cm" svg:x="21.798cm" svg:y="1.503cm">
        <draw:image xlink:href="Pictures/1000000100000400000001A80FE9476C.png" xlink:type="simple" xlink:show="embed" xlink:actuate="onLoad" draw:mime-type="image/png">
          <text:p/>
        </draw:image>
      </draw:frame>
      <draw:custom-shape draw:style-name="Mgr12" draw:text-style-name="MP11" draw:layer="backgroundobjects" svg:width="3.01cm" svg:height="0.739cm" svg:x="0.728cm" svg:y="19.666cm">
        <text:p text:style-name="MP10"><text:span text:style-name="MT2">05.12.2025 | </text:span><text:span text:style-name="MT2"><text:tab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style-name="Mgr13" draw:text-style-name="MP11" draw:layer="backgroundobjects" svg:width="10.071cm" svg:height="1.211cm" svg:x="3.222cm" svg:y="19.666cm">
        <text:p text:style-name="MP10"><text:span text:style-name="MT2">Ladesäulen-Aufrüstung auf OCPP-Kommunikation </text:span></text:p>
        <text:p text:style-name="MP10"><text:span text:style-name="MT2">für Intelligentes Lad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style-name="Mgr14" draw:text-style-name="MP7" draw:layer="backgroundobjects" svg:width="5.481cm" svg:height="1.163cm" svg:x="12.839cm" svg:y="19.666cm">
        <text:p text:style-name="MP6"><text:span text:style-name="MT2">| Can Zeng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style-name="Mgr5" draw:text-style-name="MP8" draw:layer="backgroundobjects" svg:x1="0.669cm" svg:y1="19.534cm" svg:x2="27.167cm" svg:y2="19.535cm">
        <text:p/>
      </draw:line>
      <draw:frame draw:name="PlaceHolder 1" presentation:style-name="Can_5f_Zeng-title" draw:layer="backgroundobjects" svg:width="20.319cm" svg:height="2.539cm" svg:x="1.27cm" svg:y="1.524cm" presentation:class="title" presentation:placeholder="true" presentation:user-transformed="true">
        <draw:text-box/>
      </draw:frame>
      <draw:frame draw:name="PlaceHolder 2" presentation:style-name="Can_5f_Zeng-outline1" draw:layer="backgroundobjects" svg:width="25.399cm" svg:height="12.699cm" svg:x="1.27cm" svg:y="5.08cm" presentation:class="outline" presentation:placeholder="true" presentation:user-transformed="true">
        <draw:text-box/>
      </draw:frame>
      <presentation:notes style:page-layout-name="PM0">
        <draw:page-thumbnail presentation:style-name="Can_5f_Zeng-title" draw:layer="backgroundobjects" svg:width="0.001cm" svg:height="0.001cm" svg:x="0cm" svg:y="2.257cm" presentation:class="page"/>
        <draw:frame presentation:style-name="Can_5f_Zeng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Yunan_5f_Jiang" style:display-name="Yunan_Jiang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Yunan_5f_Jiang-title" draw:layer="backgroundobjects" svg:width="20.32cm" svg:height="2.54cm" svg:x="1.27cm" svg:y="1.524cm" presentation:class="title" presentation:placeholder="true">
        <draw:text-box/>
      </draw:frame>
      <draw:frame presentation:style-name="Yunan_5f_Jiang-outline1" draw:layer="backgroundobjects" svg:width="25.4cm" svg:height="12.7cm" svg:x="1.27cm" svg:y="5.08cm" presentation:class="outline" presentation:placeholder="true">
        <draw:text-box/>
      </draw:frame>
      <draw:custom-shape draw:style-name="Mgr15" draw:text-style-name="MP5" draw:layer="backgroundobjects" svg:width="26.503cm" svg:height="0.428cm" svg:x="0.657cm" svg:y="0.572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style-name="Mgr16" draw:text-style-name="MP7" draw:layer="backgroundobjects" svg:width="1.931cm" svg:height="0.716cm" svg:x="16.226cm" svg:y="19.659cm">
        <text:p text:style-name="MP6"><text:span text:style-name="MT2"><text:page-number>&lt;编号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style-name="Mgr5" draw:text-style-name="MP8" draw:layer="backgroundobjects" svg:x1="0.658cm" svg:y1="1.132cm" svg:x2="27.156cm" svg:y2="1.133cm">
        <text:p/>
      </draw:line>
      <draw:line draw:style-name="Mgr5" draw:text-style-name="MP8" draw:layer="backgroundobjects" svg:x1="0.658cm" svg:y1="4.432cm" svg:x2="27.156cm" svg:y2="4.433cm">
        <text:p/>
      </draw:line>
      <draw:frame draw:style-name="Mgr6" draw:text-style-name="MP9" draw:layer="backgroundobjects" svg:width="6.555cm" svg:height="1.056cm" svg:x="20.462cm" svg:y="19.77cm">
        <draw:image xlink:href="Pictures/1000000100000BD0000001EB9EF4E9AF.png" xlink:type="simple" xlink:show="embed" xlink:actuate="onLoad" draw:mime-type="image/png">
          <text:p/>
        </draw:image>
      </draw:frame>
      <draw:frame draw:style-name="Mgr6" draw:text-style-name="MP9" draw:layer="backgroundobjects" svg:width="6.169cm" svg:height="2.548cm" svg:x="21.793cm" svg:y="1.502cm">
        <draw:image xlink:href="Pictures/1000000100000400000001A80FE9476C.png" xlink:type="simple" xlink:show="embed" xlink:actuate="onLoad" draw:mime-type="image/png">
          <text:p/>
        </draw:image>
      </draw:frame>
      <draw:custom-shape draw:style-name="Mgr17" draw:text-style-name="MP11" draw:layer="backgroundobjects" svg:width="3.01cm" svg:height="0.739cm" svg:x="0.723cm" svg:y="19.665cm">
        <text:p text:style-name="MP10"><text:span text:style-name="MT2">05.12.2025 | </text:span><text:span text:style-name="MT2"><text:tab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style-name="Mgr18" draw:text-style-name="MP11" draw:layer="backgroundobjects" svg:width="10.071cm" svg:height="1.211cm" svg:x="3.217cm" svg:y="19.665cm">
        <text:p text:style-name="MP10"><text:span text:style-name="MT2">Ladesäulen-Aufrüstung auf OCPP-Kommunikation </text:span></text:p>
        <text:p text:style-name="MP10"><text:span text:style-name="MT2">für Intelligentes Lad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style-name="Mgr19" draw:text-style-name="MP7" draw:layer="backgroundobjects" svg:width="5.481cm" svg:height="1.163cm" svg:x="12.834cm" svg:y="19.665cm">
        <text:p text:style-name="MP6"><text:span text:style-name="MT2">| Yunan Jiang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style-name="Mgr5" draw:text-style-name="MP8" draw:layer="backgroundobjects" svg:x1="0.664cm" svg:y1="19.533cm" svg:x2="27.162cm" svg:y2="19.534cm">
        <text:p/>
      </draw:line>
      <presentation:notes style:page-layout-name="PM0">
        <draw:page-thumbnail presentation:style-name="Yunan_5f_Jiang-title" draw:layer="backgroundobjects" svg:width="0.001cm" svg:height="0.001cm" svg:x="0cm" svg:y="2.257cm" presentation:class="page"/>
        <draw:frame presentation:style-name="Yunan_5f_Jiang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Huang_5f_Chen" style:display-name="Huang_Che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Huang_5f_Chen-title" draw:layer="backgroundobjects" svg:width="20.32cm" svg:height="2.54cm" svg:x="1.27cm" svg:y="1.524cm" presentation:class="title" presentation:placeholder="true">
        <draw:text-box/>
      </draw:frame>
      <draw:frame presentation:style-name="Huang_5f_Chen-outline1" draw:layer="backgroundobjects" svg:width="25.4cm" svg:height="12.7cm" svg:x="1.27cm" svg:y="5.08cm" presentation:class="outline" presentation:placeholder="true">
        <draw:text-box/>
      </draw:frame>
      <draw:custom-shape draw:style-name="Mgr15" draw:text-style-name="MP5" draw:layer="backgroundobjects" svg:width="26.503cm" svg:height="0.428cm" svg:x="0.657cm" svg:y="0.572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style-name="Mgr20" draw:text-style-name="MP7" draw:layer="backgroundobjects" svg:width="1.931cm" svg:height="0.716cm" svg:x="16.226cm" svg:y="19.659cm">
        <text:p text:style-name="MP6"><text:span text:style-name="MT2"><text:page-number>&lt;编号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style-name="Mgr5" draw:text-style-name="MP8" draw:layer="backgroundobjects" svg:x1="0.658cm" svg:y1="1.132cm" svg:x2="27.156cm" svg:y2="1.133cm">
        <text:p/>
      </draw:line>
      <draw:line draw:style-name="Mgr5" draw:text-style-name="MP8" draw:layer="backgroundobjects" svg:x1="0.658cm" svg:y1="4.432cm" svg:x2="27.156cm" svg:y2="4.433cm">
        <text:p/>
      </draw:line>
      <draw:frame draw:style-name="Mgr6" draw:text-style-name="MP9" draw:layer="backgroundobjects" svg:width="6.555cm" svg:height="1.056cm" svg:x="20.462cm" svg:y="19.77cm">
        <draw:image xlink:href="Pictures/1000000100000BD0000001EB9EF4E9AF.png" xlink:type="simple" xlink:show="embed" xlink:actuate="onLoad" draw:mime-type="image/png">
          <text:p/>
        </draw:image>
      </draw:frame>
      <draw:frame draw:style-name="Mgr6" draw:text-style-name="MP9" draw:layer="backgroundobjects" svg:width="6.169cm" svg:height="2.548cm" svg:x="21.793cm" svg:y="1.502cm">
        <draw:image xlink:href="Pictures/1000000100000400000001A80FE9476C.png" xlink:type="simple" xlink:show="embed" xlink:actuate="onLoad" draw:mime-type="image/png">
          <text:p/>
        </draw:image>
      </draw:frame>
      <draw:custom-shape draw:style-name="Mgr21" draw:text-style-name="MP11" draw:layer="backgroundobjects" svg:width="3.01cm" svg:height="0.739cm" svg:x="0.723cm" svg:y="19.665cm">
        <text:p text:style-name="MP10"><text:span text:style-name="MT2">05.12.2025 | </text:span><text:span text:style-name="MT2"><text:tab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style-name="Mgr22" draw:text-style-name="MP11" draw:layer="backgroundobjects" svg:width="10.071cm" svg:height="1.211cm" svg:x="3.217cm" svg:y="19.665cm">
        <text:p text:style-name="MP10"><text:span text:style-name="MT2">Ladesäulen-Aufrüstung auf OCPP-Kommunikation </text:span></text:p>
        <text:p text:style-name="MP10"><text:span text:style-name="MT2">für Intelligentes Lad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style-name="Mgr23" draw:text-style-name="MP7" draw:layer="backgroundobjects" svg:width="5.481cm" svg:height="1.163cm" svg:x="12.834cm" svg:y="19.665cm">
        <text:p text:style-name="MP6"><text:span text:style-name="MT2">| Huang Ch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style-name="Mgr5" draw:text-style-name="MP8" draw:layer="backgroundobjects" svg:x1="0.664cm" svg:y1="19.533cm" svg:x2="27.162cm" svg:y2="19.534cm">
        <text:p/>
      </draw:line>
      <presentation:notes style:page-layout-name="PM0">
        <draw:page-thumbnail presentation:style-name="Huang_5f_Chen-title" draw:layer="backgroundobjects" svg:width="0.001cm" svg:height="0.001cm" svg:x="0cm" svg:y="2.257cm" presentation:class="page"/>
        <draw:frame presentation:style-name="Huang_5f_Che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all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all-title" draw:layer="backgroundobjects" svg:width="20.32cm" svg:height="2.54cm" svg:x="1.27cm" svg:y="1.524cm" presentation:class="title" presentation:placeholder="true">
        <draw:text-box/>
      </draw:frame>
      <draw:frame presentation:style-name="all-outline1" draw:layer="backgroundobjects" svg:width="25.4cm" svg:height="12.7cm" svg:x="1.27cm" svg:y="5.08cm" presentation:class="outline" presentation:placeholder="true">
        <draw:text-box/>
      </draw:frame>
      <draw:custom-shape draw:style-name="Mgr15" draw:text-style-name="MP5" draw:layer="backgroundobjects" svg:width="26.503cm" svg:height="0.428cm" svg:x="0.657cm" svg:y="0.572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style-name="Mgr24" draw:text-style-name="MP7" draw:layer="backgroundobjects" svg:width="1.931cm" svg:height="0.716cm" svg:x="18.219cm" svg:y="19.665cm">
        <text:p text:style-name="MP6"><text:span text:style-name="MT2"><text:page-number>&lt;编号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style-name="Mgr5" draw:text-style-name="MP8" draw:layer="backgroundobjects" svg:x1="0.658cm" svg:y1="1.132cm" svg:x2="27.156cm" svg:y2="1.133cm">
        <text:p/>
      </draw:line>
      <draw:line draw:style-name="Mgr5" draw:text-style-name="MP8" draw:layer="backgroundobjects" svg:x1="0.658cm" svg:y1="4.432cm" svg:x2="27.156cm" svg:y2="4.433cm">
        <text:p/>
      </draw:line>
      <draw:frame draw:style-name="Mgr6" draw:text-style-name="MP9" draw:layer="backgroundobjects" svg:width="6.555cm" svg:height="1.056cm" svg:x="20.462cm" svg:y="19.77cm">
        <draw:image xlink:href="Pictures/1000000100000BD0000001EB9EF4E9AF.png" xlink:type="simple" xlink:show="embed" xlink:actuate="onLoad" draw:mime-type="image/png">
          <text:p/>
        </draw:image>
      </draw:frame>
      <draw:frame draw:style-name="Mgr6" draw:text-style-name="MP9" draw:layer="backgroundobjects" svg:width="6.169cm" svg:height="2.548cm" svg:x="21.793cm" svg:y="1.502cm">
        <draw:image xlink:href="Pictures/1000000100000400000001A80FE9476C.png" xlink:type="simple" xlink:show="embed" xlink:actuate="onLoad" draw:mime-type="image/png">
          <text:p/>
        </draw:image>
      </draw:frame>
      <draw:custom-shape draw:style-name="Mgr25" draw:text-style-name="MP11" draw:layer="backgroundobjects" svg:width="3.01cm" svg:height="0.739cm" svg:x="0.723cm" svg:y="19.665cm">
        <text:p text:style-name="MP10"><text:span text:style-name="MT2">05.12.2025 | </text:span><text:span text:style-name="MT2"><text:tab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style-name="Mgr26" draw:text-style-name="MP11" draw:layer="backgroundobjects" svg:width="10.071cm" svg:height="1.211cm" svg:x="3.217cm" svg:y="19.665cm">
        <text:p text:style-name="MP10"><text:span text:style-name="MT2">Ladesäulen-Aufrüstung auf OCPP-Kommunikation </text:span></text:p>
        <text:p text:style-name="MP10"><text:span text:style-name="MT2">für Intelligentes Lad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style-name="Mgr27" draw:text-style-name="MP7" draw:layer="backgroundobjects" svg:width="5.481cm" svg:height="1.163cm" svg:x="12.834cm" svg:y="19.665cm">
        <text:p text:style-name="MP6"><text:span text:style-name="MT2">| Junfan Jin, Can Zeng, </text:span></text:p>
        <text:p text:style-name="MP6"><text:span text:style-name="MT2"><text:s text:c="2"/></text:span><text:span text:style-name="MT2">Yunan Jiang, Huang Ch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style-name="Mgr5" draw:text-style-name="MP8" draw:layer="backgroundobjects" svg:x1="0.664cm" svg:y1="19.533cm" svg:x2="27.162cm" svg:y2="19.534cm">
        <text:p/>
      </draw:line>
      <presentation:notes style:page-layout-name="PM0">
        <draw:page-thumbnail presentation:style-name="all-title" draw:layer="backgroundobjects" svg:width="0.001cm" svg:height="0.001cm" svg:x="0cm" svg:y="2.257cm" presentation:class="page"/>
        <draw:frame presentation:style-name="all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4-30T01:25:21.527000000</meta:creation-date>
    <dc:language>zh-CN</dc:language>
    <meta:editing-cycles>1</meta:editing-cycles>
    <meta:editing-duration>P0D</meta:editing-duration>
    <meta:generator>LibreOffice/24.8.0.3$Windows_X86_64 LibreOffice_project/0bdf1299c94fe897b119f97f3c613e9dca6be583</meta:generator>
    <dc:title>ADP_OCPP</dc:title>
    <meta:document-statistic meta:object-count="105"/>
    <meta:user-defined meta:name="AppVersion">15.0000</meta:user-defined>
    <meta:template xlink:type="simple" xlink:actuate="onRequest" xlink:title="ADP_OCPP" xlink:href="file:///C:/Users/jinju/AppData/Roaming/LibreOffice/4/user/template/ADP_OCPP1.otp" meta:date="2025-04-30T01:25:21.436000000"/>
  </office:meta>
</office:document-meta>
</file>